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1.5cm" svg:height="1.5cm" svg:x="9.7cm" svg:y="2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cm" svg:height="1.5cm" svg:x="7.3cm" svg:y="5.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cm" svg:height="1.5cm" svg:x="11.5cm" svg:y="6.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cm" svg:height="1.5cm" svg:x="12.6cm" svg:y="9.4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cm" svg:height="1.5cm" svg:x="14.5cm" svg:y="4.4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cm" svg:height="1.5cm" svg:x="16.7cm" svg:y="7.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cm" svg:height="1.5cm" svg:x="17.1cm" svg:y="10.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919cm" svg:y1="4.081cm" svg:x2="8.581cm" svg:y2="5.619cm" draw:start-shape="id1" draw:start-glue-point="7" draw:end-shape="id2" draw:end-glue-point="11" svg:d="M9919 4081l-1338 1538" svg:viewBox="0 0 1339 1539">
          <text:p/>
        </draw:connector>
        <draw:connector draw:style-name="gr2" draw:text-style-name="P2" draw:layer="layout" draw:type="line" svg:x1="10.981cm" svg:y1="4.081cm" svg:x2="12.25cm" svg:y2="6.2cm" draw:start-shape="id1" draw:start-glue-point="9" draw:end-shape="id3" draw:end-glue-point="4" svg:d="M10981 4081l1269 2119" svg:viewBox="0 0 1270 2120">
          <text:p/>
        </draw:connector>
        <draw:connector draw:style-name="gr2" draw:text-style-name="P2" draw:layer="layout" draw:type="line" svg:x1="12.25cm" svg:y1="7.7cm" svg:x2="13.35cm" svg:y2="9.4cm" draw:start-shape="id3" draw:start-glue-point="8" draw:end-shape="id4" draw:end-glue-point="4" svg:d="M12250 7700l1100 1700" svg:viewBox="0 0 1101 1701">
          <text:p/>
        </draw:connector>
        <draw:connector draw:style-name="gr2" draw:text-style-name="P2" draw:layer="layout" draw:type="line" svg:x1="11.2cm" svg:y1="3.55cm" svg:x2="14.719cm" svg:y2="4.619cm" draw:start-shape="id1" draw:start-glue-point="10" draw:end-shape="id5" draw:end-glue-point="5" svg:d="M11200 3550l3519 1069" svg:viewBox="0 0 3520 1070">
          <text:p/>
        </draw:connector>
        <draw:connector draw:style-name="gr2" draw:text-style-name="P2" draw:layer="layout" draw:type="line" svg:x1="15.781cm" svg:y1="5.681cm" svg:x2="16.919cm" svg:y2="7.919cm" draw:start-shape="id5" draw:start-glue-point="9" draw:end-shape="id6" draw:end-glue-point="5" svg:d="M15781 5681l1138 2238" svg:viewBox="0 0 1139 2239">
          <text:p/>
        </draw:connector>
        <draw:connector draw:style-name="gr2" draw:text-style-name="P2" draw:layer="layout" draw:type="line" svg:x1="17.45cm" svg:y1="9.2cm" svg:x2="17.85cm" svg:y2="10.8cm" draw:start-shape="id6" draw:start-glue-point="8" draw:end-shape="id7" draw:end-glue-point="4" svg:d="M17450 9200l400 1600" svg:viewBox="0 0 401 1601">
          <text:p/>
        </draw:connector>
        <draw:custom-shape draw:style-name="gr3" draw:text-style-name="P1" xml:id="id8" draw:id="id8" draw:layer="layout" svg:width="1.4cm" svg:height="1.4cm" svg:x="6.3cm" svg:y="15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4cm" svg:height="1.4cm" svg:x="9.7cm" svg:y="15.1cm">
          <text:p text:style-name="P1">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45cm" svg:y1="4.3cm" svg:x2="7cm" svg:y2="15.2cm" draw:start-shape="id1" draw:start-glue-point="8" draw:end-shape="id8" draw:end-glue-point="0" svg:d="M10450 4300l-3450 10900" svg:viewBox="0 0 3451 10901">
          <text:p/>
        </draw:connector>
        <draw:connector draw:style-name="gr2" draw:text-style-name="P2" draw:layer="layout" draw:type="line" svg:x1="8.05cm" svg:y1="6.9cm" svg:x2="10.4cm" svg:y2="15.1cm" draw:start-shape="id2" draw:start-glue-point="8" draw:end-shape="id9" draw:end-glue-point="0" svg:d="M8050 6900l2350 8200" svg:viewBox="0 0 2351 8201">
          <text:p/>
        </draw:connector>
        <draw:connector draw:style-name="gr2" draw:text-style-name="P2" draw:layer="layout" draw:type="line" svg:x1="13.35cm" svg:y1="10.9cm" svg:x2="10.4cm" svg:y2="15.1cm" draw:start-shape="id4" draw:start-glue-point="8" draw:end-shape="id9" draw:end-glue-point="0" svg:d="M13350 10900l-2950 4200" svg:viewBox="0 0 2951 4201">
          <text:p/>
        </draw:connector>
        <draw:custom-shape draw:style-name="gr3" draw:text-style-name="P1" xml:id="id10" draw:id="id10" draw:layer="layout" svg:width="1.4cm" svg:height="1.4cm" svg:x="15.7cm" svg:y="15.006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7.85cm" svg:y1="12.3cm" svg:x2="16.4cm" svg:y2="15.006cm" draw:start-shape="id7" draw:start-glue-point="8" draw:end-shape="id10" draw:end-glue-point="0" svg:d="M17850 12300l-1450 2706" svg:viewBox="0 0 1451 2707">
          <text:p/>
        </draw:connector>
        <draw:connector draw:style-name="gr2" draw:text-style-name="P2" draw:layer="layout" draw:type="line" svg:x1="13.35cm" svg:y1="10.9cm" svg:x2="16.4cm" svg:y2="15.006cm" draw:start-shape="id4" draw:start-glue-point="8" draw:end-shape="id10" draw:end-glue-point="0" svg:d="M13350 10900l3050 4106" svg:viewBox="0 0 3051 4107">
          <text:p/>
        </draw:connector>
        <draw:custom-shape draw:style-name="gr3" draw:text-style-name="P1" xml:id="id11" draw:id="id11" draw:layer="layout" svg:width="1.4cm" svg:height="1.4cm" svg:x="12.5cm" svg:y="15.1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6.919cm" svg:y1="8.981cm" svg:x2="13.2cm" svg:y2="15.1cm" draw:start-shape="id6" draw:start-glue-point="7" draw:end-shape="id11" draw:end-glue-point="0" svg:d="M16919 8981l-3719 6119" svg:viewBox="0 0 3720 6120">
          <text:p/>
        </draw:connector>
        <draw:connector draw:style-name="gr2" draw:text-style-name="P2" draw:layer="layout" draw:type="line" svg:x1="13.35cm" svg:y1="10.9cm" svg:x2="13.2cm" svg:y2="15.1cm" draw:start-shape="id4" draw:start-glue-point="8" draw:end-shape="id11" draw:end-glue-point="0" svg:d="M13350 10900l-150 4200" svg:viewBox="0 0 151 4201">
          <text:p/>
        </draw:connector>
        <draw:connector draw:style-name="gr2" draw:text-style-name="P2" draw:layer="layout" draw:type="line" svg:x1="8.05cm" svg:y1="6.9cm" svg:x2="13.2cm" svg:y2="15.1cm" draw:start-shape="id2" draw:start-glue-point="8" draw:end-shape="id11" draw:end-glue-point="0" svg:d="M8050 6900l5150 8200" svg:viewBox="0 0 5151 8201">
          <text:p/>
        </draw:connector>
        <draw:frame draw:style-name="gr4" draw:text-style-name="P3" draw:layer="layout" svg:width="2.322cm" svg:height="1.673cm" svg:x="5.6cm" svg:y="17.3cm">
          <draw:text-box>
            <text:p>157р</text:p>
            <text:p>2ч40м</text:p>
          </draw:text-box>
        </draw:frame>
        <draw:frame draw:style-name="gr4" draw:text-style-name="P3" draw:layer="layout" svg:width="1.184cm" svg:height="0.962cm" svg:x="9.7cm" svg:y="17.301cm">
          <draw:text-box>
            <text:p>3ч</text:p>
          </draw:text-box>
        </draw:frame>
        <draw:frame draw:style-name="gr4" draw:text-style-name="P3" draw:layer="layout" svg:width="1.556cm" svg:height="0.962cm" svg:x="12.4cm" svg:y="17.302cm">
          <draw:text-box>
            <text:p>10р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0T23:27:05.165000000</meta:creation-date>
    <dc:date>2017-07-21T00:50:37.243000000</dc:date>
    <meta:editing-duration>PT1H8M26S</meta:editing-duration>
    <meta:editing-cycles>2</meta:editing-cycles>
    <meta:generator>LibreOffice/5.0.4.2$Windows_X86_64 LibreOffice_project/2b9802c1994aa0b7dc6079e128979269cf95bc78</meta:generator>
    <meta:document-statistic meta:object-count="28"/>
  </office:meta>
</office:document-meta>
</file>